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d4f9" officeooo:paragraph-rsid="000a12c3"/>
    </style:style>
    <style:style style:name="P2" style:family="paragraph" style:parent-style-name="Standard">
      <style:text-properties fo:font-weight="bold" officeooo:rsid="0000d4f9" officeooo:paragraph-rsid="000a12c3" style:font-weight-asian="bold" style:font-weight-complex="bold"/>
    </style:style>
    <style:style style:name="P3" style:family="paragraph" style:parent-style-name="Standard">
      <style:text-properties fo:font-weight="bold" officeooo:rsid="00075be8" officeooo:paragraph-rsid="000a12c3" style:font-weight-asian="bold" style:font-weight-complex="bold"/>
    </style:style>
    <style:style style:name="P4" style:family="paragraph" style:parent-style-name="Standard">
      <style:text-properties fo:font-weight="bold" officeooo:rsid="00093b67" officeooo:paragraph-rsid="000a12c3" style:font-weight-asian="bold" style:font-weight-complex="bold"/>
    </style:style>
    <style:style style:name="P5" style:family="paragraph" style:parent-style-name="Standard">
      <style:text-properties fo:font-weight="bold" officeooo:rsid="0009af2c" officeooo:paragraph-rsid="000a12c3" style:font-weight-asian="bold" style:font-weight-complex="bold"/>
    </style:style>
    <style:style style:name="P6" style:family="paragraph" style:parent-style-name="Standard">
      <style:text-properties fo:font-weight="bold" officeooo:rsid="000abdd3" officeooo:paragraph-rsid="000a12c3" style:font-weight-asian="bold" style:font-weight-complex="bold"/>
    </style:style>
    <style:style style:name="P7" style:family="paragraph" style:parent-style-name="Standard">
      <style:text-properties fo:font-weight="bold" officeooo:rsid="000a12c3" officeooo:paragraph-rsid="000a12c3" style:font-weight-asian="bold" style:font-weight-complex="bold"/>
    </style:style>
    <style:style style:name="P8" style:family="paragraph" style:parent-style-name="Standard">
      <style:text-properties fo:color="#663366" fo:font-weight="bold" officeooo:rsid="0000d4f9" officeooo:paragraph-rsid="000a12c3" style:font-weight-asian="bold" style:font-weight-complex="bold"/>
    </style:style>
    <style:style style:name="P9" style:family="paragraph" style:parent-style-name="Standard">
      <style:text-properties fo:color="#663366" fo:font-weight="bold" officeooo:rsid="0006fd74" officeooo:paragraph-rsid="000a12c3" style:font-weight-asian="bold" style:font-weight-complex="bold"/>
    </style:style>
    <style:style style:name="P10" style:family="paragraph" style:parent-style-name="Standard">
      <style:text-properties fo:color="#663366" fo:font-weight="bold" officeooo:rsid="00075be8" officeooo:paragraph-rsid="000a12c3" style:font-weight-asian="bold" style:font-weight-complex="bold"/>
    </style:style>
    <style:style style:name="P11" style:family="paragraph" style:parent-style-name="Standard">
      <style:text-properties fo:color="#663366" fo:font-weight="bold" officeooo:rsid="00093b67" officeooo:paragraph-rsid="000a12c3" style:font-weight-asian="bold" style:font-weight-complex="bold"/>
    </style:style>
    <style:style style:name="P12" style:family="paragraph" style:parent-style-name="Standard">
      <style:text-properties fo:color="#663366" fo:font-weight="bold" officeooo:rsid="000ad09d" officeooo:paragraph-rsid="000a12c3" style:font-weight-asian="bold" style:font-weight-complex="bold"/>
    </style:style>
    <style:style style:name="P13" style:family="paragraph" style:parent-style-name="Standard">
      <style:text-properties fo:color="#990099" fo:font-weight="bold" officeooo:rsid="0000d4f9" officeooo:paragraph-rsid="000a12c3" style:font-weight-asian="bold" style:font-weight-complex="bold"/>
    </style:style>
    <style:style style:name="P14" style:family="paragraph" style:parent-style-name="Standard">
      <style:text-properties fo:color="#990099" fo:language="el" fo:country="GR" fo:font-weight="bold" officeooo:rsid="00075be8" officeooo:paragraph-rsid="000a12c3" style:font-weight-asian="bold" style:font-weight-complex="bold"/>
    </style:style>
    <style:style style:name="P15" style:family="paragraph" style:parent-style-name="Standard">
      <style:text-properties officeooo:rsid="0002102b" officeooo:paragraph-rsid="000a12c3"/>
    </style:style>
    <style:style style:name="P16" style:family="paragraph" style:parent-style-name="Standard">
      <style:text-properties officeooo:rsid="000c4ee9" officeooo:paragraph-rsid="000a12c3"/>
    </style:style>
    <style:style style:name="P17" style:family="paragraph" style:parent-style-name="Standard">
      <style:text-properties officeooo:rsid="000466b4" officeooo:paragraph-rsid="000a12c3"/>
    </style:style>
    <style:style style:name="P18" style:family="paragraph" style:parent-style-name="Standard">
      <style:text-properties fo:color="#330066" officeooo:rsid="0000d4f9" officeooo:paragraph-rsid="000a12c3"/>
    </style:style>
    <style:style style:name="P19" style:family="paragraph" style:parent-style-name="Standard">
      <style:text-properties fo:color="#330066" officeooo:rsid="000466b4" officeooo:paragraph-rsid="000a12c3"/>
    </style:style>
    <style:style style:name="P20" style:family="paragraph" style:parent-style-name="Standard">
      <style:text-properties fo:color="#330066" officeooo:rsid="0004386d" officeooo:paragraph-rsid="000a12c3"/>
    </style:style>
    <style:style style:name="P21" style:family="paragraph" style:parent-style-name="Standard">
      <style:text-properties fo:color="#000000" fo:font-weight="bold" officeooo:rsid="000466b4" officeooo:paragraph-rsid="000a12c3" style:font-weight-asian="bold" style:font-weight-complex="bold"/>
    </style:style>
    <style:style style:name="P22" style:family="paragraph" style:parent-style-name="Standard">
      <style:text-properties fo:color="#000000" fo:language="el" fo:country="GR" fo:font-weight="bold" officeooo:rsid="000466b4" officeooo:paragraph-rsid="000a12c3" style:font-weight-asian="bold" style:font-weight-complex="bold"/>
    </style:style>
    <style:style style:name="P23" style:family="paragraph" style:parent-style-name="Standard">
      <style:text-properties fo:color="#000000" officeooo:rsid="000466b4" officeooo:paragraph-rsid="000a12c3"/>
    </style:style>
    <style:style style:name="P24" style:family="paragraph" style:parent-style-name="Standard">
      <style:text-properties fo:language="el" fo:country="GR" officeooo:rsid="000abdd3" officeooo:paragraph-rsid="000a12c3"/>
    </style:style>
    <style:style style:name="P25" style:family="paragraph" style:parent-style-name="Standard">
      <style:text-properties fo:language="el" fo:country="GR" officeooo:paragraph-rsid="000a12c3" fo:background-color="transparent"/>
    </style:style>
    <style:style style:name="P26" style:family="paragraph" style:parent-style-name="Standard">
      <style:text-properties fo:language="el" fo:country="GR" officeooo:paragraph-rsid="000a12c3"/>
    </style:style>
    <style:style style:name="P27" style:family="paragraph" style:parent-style-name="Standard">
      <style:text-properties officeooo:rsid="00075be8" officeooo:paragraph-rsid="000a12c3"/>
    </style:style>
    <style:style style:name="P28" style:family="paragraph" style:parent-style-name="Standard">
      <style:text-properties officeooo:rsid="00093b67" officeooo:paragraph-rsid="000a12c3"/>
    </style:style>
    <style:style style:name="P29" style:family="paragraph" style:parent-style-name="Standard">
      <style:text-properties officeooo:rsid="0009af2c" officeooo:paragraph-rsid="000a12c3"/>
    </style:style>
    <style:style style:name="P30" style:family="paragraph" style:parent-style-name="Standard">
      <style:text-properties fo:color="#330099" officeooo:rsid="0009af2c" officeooo:paragraph-rsid="000a12c3"/>
    </style:style>
    <style:style style:name="P31" style:family="paragraph" style:parent-style-name="Standard">
      <style:text-properties officeooo:rsid="000abdd3" officeooo:paragraph-rsid="000a12c3"/>
    </style:style>
    <style:style style:name="P32" style:family="paragraph" style:parent-style-name="Standard">
      <style:text-properties officeooo:paragraph-rsid="000a12c3" fo:background-color="transparent"/>
    </style:style>
    <style:style style:name="P33" style:family="paragraph" style:parent-style-name="Standard">
      <style:text-properties officeooo:rsid="000ad09d" officeooo:paragraph-rsid="000a12c3"/>
    </style:style>
    <style:style style:name="P34" style:family="paragraph" style:parent-style-name="Standard">
      <style:text-properties officeooo:paragraph-rsid="000a12c3"/>
    </style:style>
    <style:style style:name="P35" style:family="paragraph" style:parent-style-name="Standard">
      <style:text-properties fo:font-weight="normal" officeooo:rsid="000466b4" officeooo:paragraph-rsid="000a12c3" style:font-weight-asian="normal" style:font-weight-complex="normal"/>
    </style:style>
    <style:style style:name="P36" style:family="paragraph" style:parent-style-name="Text_20_body">
      <style:text-properties officeooo:paragraph-rsid="000a12c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75be8"/>
    </style:style>
    <style:style style:name="T3" style:family="text">
      <style:text-properties officeooo:rsid="000466b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3e1f7"/>
    </style:style>
    <style:style style:name="T6" style:family="text">
      <style:text-properties fo:color="#cc00cc"/>
    </style:style>
    <style:style style:name="T7" style:family="text">
      <style:text-properties fo:color="#cc00cc" fo:language="el" fo:country="GR"/>
    </style:style>
    <style:style style:name="T8" style:family="text">
      <style:text-properties officeooo:rsid="00056a41"/>
    </style:style>
    <style:style style:name="T9" style:family="text">
      <style:text-properties officeooo:rsid="0004386d"/>
    </style:style>
    <style:style style:name="T10" style:family="text">
      <style:text-properties fo:language="el" fo:country="GR"/>
    </style:style>
    <style:style style:name="T11" style:family="text">
      <style:text-properties fo:language="el" fo:country="GR" officeooo:rsid="0006fd74"/>
    </style:style>
    <style:style style:name="T12" style:family="text">
      <style:text-properties fo:language="el" fo:country="GR" style:text-underline-style="solid" style:text-underline-width="auto" style:text-underline-color="font-color"/>
    </style:style>
    <style:style style:name="T13" style:family="text">
      <style:text-properties fo:language="el" fo:country="GR" officeooo:rsid="00075be8"/>
    </style:style>
    <style:style style:name="T14" style:family="text">
      <style:text-properties fo:language="el" fo:country="GR" officeooo:rsid="000abdd3"/>
    </style:style>
    <style:style style:name="T15" style:family="text">
      <style:text-properties officeooo:rsid="0009af2c"/>
    </style:style>
    <style:style style:name="T16" style:family="text">
      <style:text-properties officeooo:rsid="00093b67"/>
    </style:style>
    <style:style style:name="T17" style:family="text">
      <style:text-properties officeooo:rsid="00075be8"/>
    </style:style>
    <style:style style:name="T18" style:family="text">
      <style:text-properties officeooo:rsid="000ad09d"/>
    </style:style>
    <style:style style:name="T19" style:family="text">
      <style:text-properties officeooo:rsid="000abdd3"/>
    </style:style>
    <style:style style:name="T20" style:family="text">
      <style:text-properties fo:color="#000000"/>
    </style:style>
    <style:style style:name="T21" style:family="text">
      <style:text-properties fo:color="#663366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color="#663366"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a12c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Πίνακας Περιεχομένων,Outline της διπλωματικής εργασίας</text:p>
      <text:p text:style-name="P2"/>
      <text:p text:style-name="P2"/>
      <text:p text:style-name="P2"><text:span text:style-name="T1">Θέμα<text:tab/>:</text:span><text:tab/>Εξόρυξη Γνώσης <text:s/>Δεδομένων από Δίκτυα Κοινωνικής Δικτύωσης </text:p>
      <text:p text:style-name="P1"/>
      <text:p text:style-name="P1"/>
      <text:p text:style-name="P8"><text:span text:style-name="T1">Κεφάλαιο 1:</text:span><text:tab/>Εισαγωγή </text:p>
      <text:p text:style-name="P13"/>
      <text:p text:style-name="P1"><text:tab/>1.1 <text:tab/>Περιγραφή του Προβλήματος</text:p>
      <text:p text:style-name="P15"><text:tab/>1.<text:span text:style-name="T3">2</text:span><text:tab/>Στόχοι </text:p>
      <text:p text:style-name="P1"/>
      <text:p text:style-name="P2">1.1<text:tab/>Περιγραφή του Προβλήματος</text:p>
      <text:p text:style-name="P16"><text:span text:style-name="T4"><text:tab/></text:span><text:span text:style-name="T23"><text:tab/>Αναφορά στο πρόβλημα και στην μεθοδολογία</text:span></text:p>
      <text:p text:style-name="P16"><text:span text:style-name="T23"><text:tab/><text:tab/>Γιατί να χρησιμοποιήσουμε το data <text:tab/>mining? </text:span></text:p>
      <text:p text:style-name="P16"><text:span text:style-name="T23"><text:tab/><text:tab/> </text:span><text:span text:style-name="T24">Γ</text:span><text:span text:style-name="T23">ιατί τους 2 </text:span><text:span text:style-name="T24">αυτούς </text:span><text:span text:style-name="T23">αλγορίθμους?</text:span></text:p>
      <text:p text:style-name="P35"/>
      <text:p text:style-name="P23"><text:span text:style-name="T4">1.2 Στόχοι:</text:span></text:p>
      <text:p text:style-name="P21"/>
      <text:p text:style-name="P34"><text:span text:style-name="T10">Στόχοι της διπλωματικής εργασίας είναι</text:span><text:span text:style-name="T11">:</text:span></text:p>
      <text:p text:style-name="P34"><text:span text:style-name="T10"><text:tab/></text:span><text:span text:style-name="T11">A.<text:tab/></text:span><text:span text:style-name="T10">Με χρήση αλγορίθμων εξόρυξης δεδομένων (</text:span>gausssian<text:span text:style-name="T10"> </text:span>rank<text:span text:style-name="T10">+</text:span>fusion<text:span text:style-name="T10"> </text:span>lists<text:span text:style-name="T10">) <text:s/>να προσδιοριζουμε (αξιολογουμε) <text:s/>κατά πόσο εμπειρογνώμων είναι ένας χρήστης δικτύου κοινωνικής δικτύωσης (</text:span>twitter<text:span text:style-name="T10">) ως πρός το <text:s/>θέμα πάνω στο οποίο έχει αναρτήσει πολλαπλά(1 ή περισσότερα) </text:span>posts<text:span text:style-name="T10">.</text:span></text:p>
      <text:p text:style-name="P34"><text:tab/>B<text:span text:style-name="T10">.<text:tab/>Αναπτυξη αλγορίθμων εξόρυξης δεδομένων, υπολογιστική υλοποιήση <text:s/>τουςσε περιβαλλον </text:span>storm<text:span text:style-name="T10"> και αξιολογηση <text:s/>των αλγορίθμων.</text:span></text:p>
      <text:p text:style-name="P34"/>
      <text:p text:style-name="P9"><text:span text:style-name="T12">Κεφάλαιο #2:<text:tab/></text:span><text:span text:style-name="T10"><text:tab/></text:span><text:span text:style-name="T13">Εξόρυξη Δεδομένων </text:span></text:p>
      <text:p text:style-name="P14"/>
      <text:p text:style-name="P27"><text:tab/>2.1<text:tab/><text:tab/> data mining? <text:tab/></text:p>
      <text:p text:style-name="P27"><text:tab/>2.2<text:tab/><text:tab/>Αλγόριθμοι Εξόρυξης Δεδομένων</text:p>
      <text:p text:style-name="P27"/>
      <text:p text:style-name="P27"/>
      <text:p text:style-name="P3">2.2 Αλγόριθμοι Εξόρυξης Δεδομένων</text:p>
      <text:p text:style-name="P27"><text:tab/>2.2.1.<text:tab/>Clustering Algorithms </text:p>
      <text:p text:style-name="P27"><text:tab/><text:tab/>2.2.1.a <text:tab/><text:tab/>K-Means </text:p>
      <text:p text:style-name="P27"><text:tab/><text:tab/>2.2.1.b <text:tab/>Fuzzy C Means </text:p>
      <text:p text:style-name="P27"><text:tab/><text:tab/>2.2.1.c <text:tab/><text:tab/>EM Algorithm</text:p>
      <text:p text:style-name="P27"><text:tab/>2.2.2. <text:tab/>Gaussian Mixture Model</text:p>
      <text:p text:style-name="P27"><text:tab/>2.2.3. <text:tab/>Borda Count </text:p>
      <text:p text:style-name="P27"/>
      <text:p text:style-name="P27"/>
      <text:p text:style-name="P10"><text:span text:style-name="T1">Κεφάλαιο #3:<text:tab/></text:span><text:tab/>Map Reducing and Storm </text:p>
      <text:p text:style-name="P27"><text:tab/><text:tab/>3.1.<text:tab/><text:span text:style-name="T16">Map Reducing</text:span></text:p>
      <text:p text:style-name="P28"><text:tab/><text:tab/>3.2. <text:s text:c="5"/>Storm vs. other map reducers (π.χ. Hadoop).</text:p>
      <text:p text:style-name="P28"><text:tab/><text:tab/>3.3. <text:s text:c="6"/>Βασικές Έννοιες στο storm</text:p>
      <text:p text:style-name="P27"/>
      <text:p text:style-name="P4"/>
      <text:p text:style-name="P28"/>
      <text:p text:style-name="P11"><text:span text:style-name="T2">Κεφάλαιο #4:</text:span><text:span text:style-name="T17"><text:tab/><text:tab/>Finding twitter 's most authoritative authors</text:span></text:p>
      <text:p text:style-name="P29"><text:soft-page-break/><text:tab/><text:tab/>4.1. Previous Studies on the subject</text:p>
      <text:p text:style-name="P29"><text:tab/><text:tab/>4.2. My Study</text:p>
      <text:p text:style-name="P27"/>
      <text:p text:style-name="P5">4.1 Previous Studies</text:p>
      <text:p text:style-name="P5"/>
      <text:p text:style-name="P29">Περίληψη των εξής papers (μαζί με τα links):</text:p>
      <text:p text:style-name="P29"/>
      <text:p text:style-name="P26">Μελέτη- Έρευνα #1:(Ιδέα πάνω στο οποίο στηρίζεται όλη η διπλωματική εργασία)</text:p>
      <text:p text:style-name="P34"><text:span text:style-name="T10"><text:tab/></text:span>Identifying topical authorities in microblogs</text:p>
      <text:p text:style-name="P34"/>
      <text:p text:style-name="P34">Μέλέτη-Έρευνα #2:</text:p>
      <text:p text:style-name="P34"><text:tab/>Identifying Authorities in Online Communities</text:p>
      <text:p text:style-name="P34"/>
      <text:p text:style-name="P34"><text:tab/>link: http://tist.acm.org/papers/ACM-TIST-V6N3-TIST-2014-02-0057.R2.pdf</text:p>
      <text:p text:style-name="P36"/>
      <text:p text:style-name="P34">Μέλέτη-Έρευνα #3:</text:p>
      <text:p text:style-name="P36">ii.Why We Twitter: Understanding Microblogging Usage and Communities</text:p>
      <text:p text:style-name="P36">link:http://aisl.umbc.edu/resources/369.pdf</text:p>
      <text:p text:style-name="P36">Mελέτη-Έρευνα #4:</text:p>
      <text:p text:style-name="P36">Tweeting is Believing? Understanding Microblog Credibility Perceptions</text:p>
      <text:p text:style-name="P36">link: http://www.msr-waypoint.com/pubs/155374/tweet_credibility_cscw2012.pdf</text:p>
      <text:p text:style-name="P36">Μελέτη-Έρευνα #5:</text:p>
      <text:p text:style-name="P36"><text:tab/>Topic Experts in Microblogs</text:p>
      <text:p text:style-name="P34">link: http://www.ccs.neu.edu/home/cbw/5750/papers/twitter_wtf.pdf</text:p>
      <text:p text:style-name="P34"/>
      <text:p text:style-name="P34">Μελέτη-Έρευνα #6:</text:p>
      <text:p text:style-name="P34">Wikipedia-based Topic Clustering for Microblogs</text:p>
      <text:p text:style-name="P34">link: https://asis.org/asist2011/proceedings/submissions/186_FINAL_SUBMISSION.pdf</text:p>
      <text:p text:style-name="P34"/>
      <text:p text:style-name="P34">Μελέτη-Έρευνα #7:</text:p>
      <text:p text:style-name="P34">Mining Topical Influencers Based on the Multi-Relational Network in</text:p>
      <text:p text:style-name="P34">Micro-Blogging Sites</text:p>
      <text:p text:style-name="P34">link: http://www.chinacommunications.cn/fileup/PDF/2013-10-1-008.pdf</text:p>
      <text:p text:style-name="P29"><text:s/></text:p>
      <text:p text:style-name="P29"/>
      <text:p text:style-name="P29"><text:span text:style-name="T4">4.2 <text:s/>My Study</text:span></text:p>
      <text:p text:style-name="P29"><text:tab/>4.2.1 Θεωρία</text:p>
      <text:p text:style-name="P29"><text:tab/>4.2.2 Τροποποιήση της Θεωρία ώστε να υλοποιηθεί σε streaming data</text:p>
      <text:p text:style-name="P27"/>
      <text:p text:style-name="P29"><text:span text:style-name="T20">4.2.1 Θεωρία</text:span></text:p>
      <text:p text:style-name="P30"/>
      <text:p text:style-name="P29"><text:tab/><text:span text:style-name="T19">Αναφέρουμε εδώ όλη την θεωρία(δηλ τους αλγορίθμους που εφαρμόζουμε) ώστε να γίνει το ranking και την ενότητα αυτή την χωρίζουμε στις εξής 2 υποενότητες:</text:span></text:p>
      <text:p text:style-name="P29"><text:soft-page-break/></text:p>
      <text:p text:style-name="P29"><text:span text:style-name="T19"><text:tab/></text:span><text:span text:style-name="T14">4.2.1.a.<text:tab/> <text:tab/>Θεωρία για τον αλγόριθμο εξόρυξης δεδομένων #1(</text:span><text:span text:style-name="T19">Gaussian</text:span><text:span text:style-name="T14"> </text:span><text:span text:style-name="T19">Rank</text:span><text:span text:style-name="T14">) </text:span></text:p>
      <text:p text:style-name="P24"><text:tab/>4.2.1.b<text:tab/><text:tab/>Θεωρία για τον αλγόριθμο εξόρύξης δεδομένων #2(Fusion Lists)</text:p>
      <text:p text:style-name="P29"><text:tab/></text:p>
      <text:p text:style-name="P29"/>
      <text:p text:style-name="P34"><text:span text:style-name="T14">4.2.1.a</text:span><text:span text:style-name="T10">.<text:tab/> <text:tab/>Θεωρία για τον αλγόριθμο εξόρυξης δεδομένων #1(</text:span>Gaussian<text:span text:style-name="T10"> </text:span>Rank<text:span text:style-name="T10">) :</text:span></text:p>
      <text:p text:style-name="P34"><text:span text:style-name="T10"><text:tab/></text:span>a<text:span text:style-name="T10">.Εφαρμογή του αλγορίθμου </text:span>k<text:span text:style-name="T10">-</text:span>means<text:span text:style-name="T10"> ώστε να χωρίσω τους χρήστες σε δύο ομάδες</text:span></text:p>
      <text:p text:style-name="P34"><text:span text:style-name="T10"><text:tab/></text:span>b<text:span text:style-name="T10">.Σε κάθε μια από τις δύο ομάδες εφαρμόζω το </text:span>gaussian<text:span text:style-name="T10"> </text:span>mixture<text:span text:style-name="T10"> </text:span>model<text:span text:style-name="T10"> (</text:span>GMM<text:span text:style-name="T10">).</text:span></text:p>
      <text:p text:style-name="P34"><text:span text:style-name="T10"><text:tab/></text:span>c<text:span text:style-name="T10">. Κάνω </text:span>ranking<text:span text:style-name="T10"> των εξόδων του </text:span>GMM<text:span text:style-name="T10"> (</text:span>gaussian<text:span text:style-name="T10"> </text:span>cdf<text:span text:style-name="T10">).</text:span></text:p>
      <text:p text:style-name="P26"/>
      <text:p text:style-name="P26"/>
      <text:p text:style-name="P34"><text:span text:style-name="T14">4.2.1.b<text:tab/><text:tab/></text:span><text:span text:style-name="T10">Θεωρία για τον αλγόριθμο εξόρύξης δεδομένων #2(</text:span>Fusion<text:span text:style-name="T10"> </text:span>Lists<text:span text:style-name="T10">)</text:span></text:p>
      <text:p text:style-name="P34"><text:span text:style-name="T10"><text:tab/></text:span>a<text:span text:style-name="T10">.Εφαρμογή του αλγορίθμου </text:span>fuzzy<text:span text:style-name="T10"> </text:span>c<text:span text:style-name="T10">-</text:span>means<text:span text:style-name="T10"> για να χωρίσω τους χρήστες σε τρεις ομάδες</text:span></text:p>
      <text:p text:style-name="P34"><text:span text:style-name="T10"><text:tab/>β.Σε κάθε μία από τις 3 ομάδες εφαρμόζω τον αλγόριθμο των </text:span>fusion<text:span text:style-name="T10"> </text:span>lists<text:span text:style-name="T10">+</text:span>rank</text:p>
      <text:p text:style-name="P26"/>
      <text:p text:style-name="P31">4.2.2 Θεωρία για streaming data</text:p>
      <text:p text:style-name="P31"><text:tab/></text:p>
      <text:p text:style-name="P31"><text:tab/>4.2.2.a. <text:span text:style-name="T10">Θεωρία για τον αλγόριθμο εξόρυξης δεδομένων #1(</text:span>Gaussian<text:span text:style-name="T10"> </text:span>Rank<text:span text:style-name="T10">) <text:s/>για streaming data </text:span></text:p>
      <text:p text:style-name="P24"><text:tab/>4.2.1.b.Θεωρία για τον αλγόριθμο εξόρύξης δεδομένων #2(Fusion Lists) για streaming data</text:p>
      <text:p text:style-name="P29"><text:tab/></text:p>
      <text:p text:style-name="P34"><text:span text:style-name="T14">4.2.2.a.<text:tab/><text:tab/></text:span><text:span text:style-name="T10">Θεωρία για τον αλγόριθμο εξόρυξης δεδομένων #1(</text:span>Gaussian<text:span text:style-name="T10"> </text:span>Rank<text:span text:style-name="T10"> </text:span>for<text:span text:style-name="T10"> </text:span>streaming<text:span text:style-name="T10"> </text:span>data<text:span text:style-name="T10">)</text:span></text:p>
      <text:p text:style-name="P26"/>
      <text:p text:style-name="P34"><text:span text:style-name="T10"><text:tab/></text:span><text:span text:style-name="T14">i</text:span><text:span text:style-name="T10">.Εφαρμογή του αλγορίθμου </text:span>k<text:span text:style-name="T10">-</text:span>means<text:span text:style-name="T10"> σε </text:span>streaming<text:span text:style-name="T10"> </text:span>data<text:span text:style-name="T10"> για να χωρίσω τους χρήστες σε δύο ομάδες.</text:span></text:p>
      <text:p text:style-name="P34"><text:span text:style-name="T10"><text:tab/></text:span><text:span text:style-name="T14">ii</text:span><text:span text:style-name="T10">. Εφαρμογή του αλγορίθμου </text:span>gaussian<text:span text:style-name="T10"> </text:span>mixture<text:span text:style-name="T10"> </text:span>model<text:span text:style-name="T10">(</text:span>GMM<text:span text:style-name="T10">) σε </text:span>streaming<text:span text:style-name="T10"> </text:span>data<text:span text:style-name="T10"> για κάθε μία από τις δύο ομάδες</text:span></text:p>
      <text:p text:style-name="P34"><text:span text:style-name="T10"><text:tab/></text:span><text:span text:style-name="T14">iii</text:span>.Κάνω ranking των εξόδων του GMM(gaussian cdf for streaming data)</text:p>
      <text:p text:style-name="P34"/>
      <text:p text:style-name="P34"/>
      <text:p text:style-name="P32"><text:span text:style-name="T14">4.2.3.b.<text:tab/></text:span><text:span text:style-name="T10">Θεωρία για τον αλγορίθμο δεδομένων #2(</text:span>Fusion<text:span text:style-name="T10"> </text:span>Lists<text:span text:style-name="T10">)</text:span></text:p>
      <text:p text:style-name="P25"/>
      <text:p text:style-name="P34"><text:span text:style-name="T10"><text:tab/></text:span><text:span text:style-name="T14">i</text:span><text:span text:style-name="T10">.Εφαρμογή του αλγορίθμου </text:span>fuzzy<text:span text:style-name="T10"> </text:span>c<text:span text:style-name="T10">-</text:span>means<text:span text:style-name="T10"> για να χωρίσω τους χρήστες σε 3 ομάδες</text:span></text:p>
      <text:p text:style-name="P34"><text:span text:style-name="T10"><text:tab/></text:span><text:span text:style-name="T14">ii</text:span>.Εφαρμγή του αλγορίθμου fusion lists+rank για streaming data</text:p>
      <text:p text:style-name="P29"/>
      <text:p text:style-name="P27"><text:span text:style-name="T21">Κεφάλαιο #5:<text:tab/></text:span><text:span text:style-name="T22"><text:tab/>Υλοποιήση πάνω στο storm </text:span></text:p>
      <text:p text:style-name="P27"><text:tab/><text:span text:style-name="T15">5.1<text:tab/>Βάσεις και Τοπολογίες </text:span></text:p>
      <text:p text:style-name="P31"><text:tab/>5.2 <text:tab/>Τρόπος Υλοποιήσης του Κώδικα</text:p>
      <text:p text:style-name="P27"/>
      <text:p text:style-name="P31"><text:tab/></text:p>
      <text:p text:style-name="P6">5.2. <text:tab/>Τρόπος Υλοποιήσης του Κώδικα</text:p>
      <text:p text:style-name="P31"/>
      <text:p text:style-name="P34"><text:tab/>A<text:span text:style-name="T10">.Αντλώ τα δεδομένα από το </text:span>twitter<text:span text:style-name="T10"> για Κ ημέρες και αποθηκεύω τα δεδομένα σε μια βάση <text:tab/>δεδομένων(</text:span>MongoDB<text:span text:style-name="T10">)</text:span></text:p>
      <text:p text:style-name="P26"/>
      <text:p text:style-name="P34"><text:span text:style-name="T10"><text:tab/></text:span>B<text:span text:style-name="T10">.<text:tab/>α.Επιλέγω 'τυχαία' Ν(=100) χρήστες και για τις Κ ημέρες, βρίσκω τα αντίστοιχα </text:span>tweets<text:span text:style-name="T10"> <text:tab/><text:tab/><text:tab/>τους και <text:s/>φτιάχνω το </text:span>data<text:span text:style-name="T10"> </text:span>set<text:span text:style-name="T10">.</text:span></text:p>
      <text:p text:style-name="P34"><text:span text:style-name="T10"><text:s text:c="4"/><text:tab/><text:tab/>β.Γίνεται </text:span>training<text:span text:style-name="T10"> του </text:span>data<text:span text:style-name="T10"> </text:span>set<text:span text:style-name="T10"> όπου βρίσκω μια σταθερά σχετικότητας ως προς το <text:tab/><text:tab/><text:tab/>σύνολο των <text:s/><text:tab/></text:span>tweets<text:span text:style-name="T10"> του κάθε χρήστη. <text:s/></text:span></text:p>
      <text:p text:style-name="P34"><text:span text:style-name="T10"><text:tab/><text:tab/>γ.Υπολογίσμός των μετρικών(</text:span>metrics<text:span text:style-name="T10"> </text:span>regular<text:span text:style-name="T10">+</text:span>metrics<text:span text:style-name="T10"> </text:span>new<text:span text:style-name="T10">+</text:span>features<text:span text:style-name="T10">) για καθέναν από <text:tab/></text:span><text:soft-page-break/><text:span text:style-name="T10"><text:tab/><text:tab/>τους Ν χρήστες .</text:span></text:p>
      <text:p text:style-name="P26"/>
      <text:p text:style-name="P26"/>
      <text:p text:style-name="P34"><text:span text:style-name="T10"><text:tab/></text:span>C<text:span text:style-name="T10">.<text:tab/>Υλοποιήση των αλγορίθμων </text:span>k<text:span text:style-name="T10">-</text:span>means<text:span text:style-name="T10">,</text:span>fuzzy<text:span text:style-name="T10"> </text:span>means<text:span text:style-name="T10"> στο </text:span>strorm<text:span text:style-name="T10">+χρήση του </text:span>database<text:span text:style-name="T10"> <text:tab/><text:tab/><text:tab/></text:span>Cassandra<text:span text:style-name="T10"> για την αποθήκευση των </text:span>centroids</text:p>
      <text:p text:style-name="P26"/>
      <text:p text:style-name="P34"><text:span text:style-name="T10"><text:tab/></text:span>D<text:span text:style-name="T10">.<text:tab/>Υλοποιήση του αλγρόριθμου </text:span>Gaussian<text:span text:style-name="T10"> </text:span>Rank<text:span text:style-name="T10"> πανω στο </text:span>storm<text:span text:style-name="T10">.</text:span></text:p>
      <text:p text:style-name="P26"/>
      <text:p text:style-name="P34"><text:span text:style-name="T10"><text:tab/></text:span>E<text:span text:style-name="T10">.<text:tab/>Υλοπ</text:span>o<text:span text:style-name="T10">ιήση του αλγορίθμου </text:span>Fusion<text:span text:style-name="T10"> </text:span>Lists<text:span text:style-name="T10"> πάνω στο </text:span>storm<text:span text:style-name="T10">.</text:span></text:p>
      <text:p text:style-name="P26"/>
      <text:p text:style-name="P34"><text:span text:style-name="T10"><text:tab/></text:span>F<text:span text:style-name="T10">.<text:tab/>Σύγκριση αποτελεσμάτων των δυό αλγορίθμων</text:span></text:p>
      <text:p text:style-name="P24"/>
      <text:p text:style-name="P31"/>
      <text:p text:style-name="P12"><text:span text:style-name="T1">Κεφάλιο #6:</text:span> <text:tab/><text:tab/>Συμπεράσματα</text:p>
      <text:p text:style-name="P33"><text:span text:style-name="T4"><text:tab/></text:span>6.1 Συμπεράσματα</text:p>
      <text:p text:style-name="P33"/>
      <text:p text:style-name="P31"/>
      <text:p text:style-name="P34"/>
      <text:p text:style-name="P26"/>
      <text:p text:style-name="P22"/>
      <text:p text:style-name="P21"/>
      <text:p text:style-name="P20"/>
      <text:p text:style-name="P1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9:25:35.297592717</meta:creation-date>
    <dc:date>2015-05-18T19:31:42.222591080</dc:date>
    <meta:editing-duration>P0D</meta:editing-duration>
    <meta:editing-cycles>1</meta:editing-cycles>
    <meta:document-statistic meta:table-count="0" meta:image-count="0" meta:object-count="0" meta:page-count="4" meta:paragraph-count="96" meta:word-count="645" meta:character-count="4949" meta:non-whitespace-character-count="4240"/>
    <meta:generator>LibreOffice/4.2.6.3$Linux_X86_64 LibreOffice_project/420m0$Build-3</meta:generator>
  </office:meta>
</office:document-meta>
</file>